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officeooo:rsid="000c4646" officeooo:paragraph-rsid="000c4646"/>
    </style:style>
    <style:style style:name="P2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officeooo:rsid="000eacc6" officeooo:paragraph-rsid="000eacc6"/>
    </style:style>
    <style:style style:name="P3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officeooo:rsid="000eacc6" officeooo:paragraph-rsid="000eacc6" style:font-name-asian="SimSun" style:font-name-complex="Arial1"/>
    </style:style>
    <style:style style:name="P4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officeooo:rsid="000fc7b5" officeooo:paragraph-rsid="000fc7b5" style:font-name-asian="SimSun" style:font-name-complex="Arial1"/>
    </style:style>
    <style:style style:name="P5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officeooo:rsid="00112ac8" officeooo:paragraph-rsid="00112ac8" style:font-name-asian="SimSun" style:font-name-complex="Arial1"/>
    </style:style>
    <style:style style:name="P6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officeooo:rsid="00112ac8" officeooo:paragraph-rsid="0011edb8" style:font-name-asian="SimSun" style:font-name-complex="Arial1"/>
    </style:style>
    <style:style style:name="P7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officeooo:rsid="00112ac8" officeooo:paragraph-rsid="00132663" style:font-name-asian="SimSun" style:font-name-complex="Arial1"/>
    </style:style>
    <style:style style:name="P8" style:family="paragraph" style:parent-style-name="Standard">
      <style:paragraph-properties>
        <style:tab-stops>
          <style:tab-stop style:position="0.529cm"/>
          <style:tab-stop style:position="0.9cm"/>
        </style:tab-stops>
      </style:paragraph-properties>
      <style:text-properties style:text-position="0% 100%" style:font-name="Arial" officeooo:rsid="00112ac8" officeooo:paragraph-rsid="00112ac8" style:font-name-asian="SimSun" style:font-name-complex="Arial1"/>
    </style:style>
    <style:style style:name="P9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officeooo:rsid="0011edb8" officeooo:paragraph-rsid="0011edb8" style:font-name-asian="SimSun" style:font-name-complex="Arial1"/>
    </style:style>
    <style:style style:name="P10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officeooo:rsid="0011edb8" officeooo:paragraph-rsid="001652b1" style:font-name-asian="SimSun" style:font-name-complex="Arial1"/>
    </style:style>
    <style:style style:name="P11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officeooo:rsid="00132663" officeooo:paragraph-rsid="00132663" style:font-name-asian="SimSun" style:font-name-complex="Arial1"/>
    </style:style>
    <style:style style:name="P12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officeooo:rsid="00142451" officeooo:paragraph-rsid="00142451" style:font-name-asian="SimSun" style:font-name-complex="Arial1"/>
    </style:style>
    <style:style style:name="P13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officeooo:rsid="00147040" officeooo:paragraph-rsid="00147040" style:font-name-asian="SimSun" style:font-name-complex="Arial1"/>
    </style:style>
    <style:style style:name="P14" style:family="paragraph" style:parent-style-name="Standard">
      <style:paragraph-properties>
        <style:tab-stops>
          <style:tab-stop style:position="0.529cm"/>
          <style:tab-stop style:position="0.9cm"/>
        </style:tab-stops>
      </style:paragraph-properties>
      <style:text-properties style:text-position="0% 100%" style:font-name="Arial" officeooo:rsid="00147040" officeooo:paragraph-rsid="00147040" style:font-name-asian="SimSun" style:font-name-complex="Arial1"/>
    </style:style>
    <style:style style:name="P15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officeooo:rsid="001652b1" officeooo:paragraph-rsid="001652b1" style:font-name-asian="SimSun" style:font-name-complex="Arial1"/>
    </style:style>
    <style:style style:name="P16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officeooo:rsid="00182cad" officeooo:paragraph-rsid="00182cad" style:font-name-asian="SimSun" style:font-name-complex="Arial1"/>
    </style:style>
    <style:style style:name="P17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style:text-underline-style="solid" style:text-underline-width="auto" style:text-underline-color="font-color" officeooo:rsid="0011edb8" officeooo:paragraph-rsid="0011edb8" style:font-name-asian="SimSun" style:font-name-complex="Arial1"/>
    </style:style>
    <style:style style:name="P18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style:text-underline-style="solid" style:text-underline-width="auto" style:text-underline-color="font-color" officeooo:rsid="00132663" officeooo:paragraph-rsid="00132663" style:font-name-asian="SimSun" style:font-name-complex="Arial1"/>
    </style:style>
    <style:style style:name="P19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officeooo:rsid="000c4646" officeooo:paragraph-rsid="000c4646"/>
    </style:style>
    <style:style style:name="P20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0c4646" officeooo:paragraph-rsid="000c4646" style:font-size-asian="14pt" style:font-weight-asian="bold" style:font-size-complex="14pt" style:font-weight-complex="bold"/>
    </style:style>
    <style:style style:name="P21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officeooo:rsid="000c4646" officeooo:paragraph-rsid="000c4646" style:font-size-asian="14pt" style:font-size-complex="14pt"/>
    </style:style>
    <style:style style:name="P22" style:family="paragraph" style:parent-style-name="Standard">
      <style:paragraph-properties>
        <style:tab-stops>
          <style:tab-stop style:position="0.9cm"/>
        </style:tab-stops>
      </style:paragraph-properties>
      <style:text-properties style:text-line-through-style="none" style:text-line-through-type="none" style:text-position="0% 100%" style:font-name="Arial" fo:font-size="14pt" style:text-underline-style="solid" style:text-underline-width="auto" style:text-underline-color="font-color" fo:font-weight="bold" officeooo:rsid="000fc7b5" officeooo:paragraph-rsid="000fc7b5" style:font-name-asian="SimSun" style:font-size-asian="14pt" style:font-weight-asian="bold" style:font-name-complex="Arial1" style:font-size-complex="14pt" style:font-weight-complex="bold"/>
    </style:style>
    <style:style style:name="P23" style:family="paragraph" style:parent-style-name="Standard">
      <style:paragraph-properties>
        <style:tab-stops>
          <style:tab-stop style:position="0.9cm"/>
        </style:tab-stops>
      </style:paragraph-properties>
      <style:text-properties style:use-window-font-color="true" style:text-position="0% 100%" style:font-name="Arial" officeooo:rsid="00182cad" officeooo:paragraph-rsid="00182cad" style:font-name-asian="SimSun" style:font-name-complex="Arial1"/>
    </style:style>
    <style:style style:name="P24" style:family="paragraph" style:parent-style-name="Standard" style:list-style-name="L1">
      <style:paragraph-properties>
        <style:tab-stops>
          <style:tab-stop style:position="0.9cm"/>
        </style:tab-stops>
      </style:paragraph-properties>
      <style:text-properties style:text-position="0% 100%" style:font-name="Arial" style:text-underline-style="solid" style:text-underline-width="auto" style:text-underline-color="font-color" officeooo:rsid="00112ac8" officeooo:paragraph-rsid="0011edb8" style:font-name-asian="SimSun" style:font-name-complex="Arial1"/>
    </style:style>
    <style:style style:name="P25" style:family="paragraph" style:parent-style-name="Standard" style:list-style-name="L2">
      <style:paragraph-properties>
        <style:tab-stops>
          <style:tab-stop style:position="0.9cm"/>
        </style:tab-stops>
      </style:paragraph-properties>
      <style:text-properties style:text-position="0% 100%" style:font-name="Arial" style:text-underline-style="solid" style:text-underline-width="auto" style:text-underline-color="font-color" officeooo:rsid="00112ac8" officeooo:paragraph-rsid="0011edb8" style:font-name-asian="SimSun" style:font-name-complex="Arial1"/>
    </style:style>
    <style:style style:name="P26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style:text-position="0% 100%" style:font-name="Arial" fo:font-size="14pt" style:text-underline-style="solid" style:text-underline-width="auto" style:text-underline-color="font-color" fo:font-weight="bold" officeooo:rsid="0011edb8" officeooo:paragraph-rsid="0011edb8" style:font-name-asian="SimSun" style:font-size-asian="12.25pt" style:font-weight-asian="bold" style:font-name-complex="Arial1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-asian="SimSun" style:font-name-complex="Arial1"/>
    </style:style>
    <style:style style:name="T4" style:family="text">
      <style:text-properties officeooo:rsid="0011edb8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b 58%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1652b1" style:font-size-asian="12.25pt" style:font-weight-asian="bold" style:font-size-complex="14pt" style:font-weight-complex="bold"/>
    </style:style>
    <style:style style:name="T9" style:family="text">
      <style:text-properties fo:color="#800000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fo:color="#3333ff"/>
    </style:style>
    <style:style style:name="T12" style:family="text">
      <style:text-properties officeooo:rsid="001930a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1edb8" style:font-weight-asian="bold" style:font-weight-complex="bold"/>
    </style:style>
    <style:style style:name="T15" style:family="text">
      <style:text-properties fo:font-weight="bold" style:font-name-asian="SimSun" style:font-weight-asian="bold" style:font-name-complex="Arial1" style:font-weight-complex="bold"/>
    </style:style>
    <style:style style:name="T16" style:family="text">
      <style:text-properties officeooo:rsid="001b0f07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Übungsblatt 1 </text:p>
      <text:p text:style-name="P20">Aufgabe 1</text:p>
      <text:p text:style-name="P21"/>
      <text:p text:style-name="P19"><draw:frame draw:style-name="fr1" draw:name="Objekt1" text:anchor-type="as-char" svg:y="-0.377cm" svg:width="9.2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9"/>
      <text:p text:style-name="P19">1. <text:tab/><draw:frame draw:style-name="fr1" draw:name="Objekt2" text:anchor-type="as-char" svg:y="-0.439cm" svg:width="2.237cm" svg:height="0.594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>, z.B. </text:span><text:span text:style-name="T1"><draw:frame draw:style-name="fr1" draw:name="Objekt3" text:anchor-type="as-char" svg:y="-0.437cm" svg:width="1.609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9"><text:span text:style-name="T2"><text:s/><text:tab/></text:span><text:span text:style-name="T2"><draw:frame draw:style-name="fr1" draw:name="Objekt4" text:anchor-type="as-char" svg:y="-0.439cm" svg:width="2.448cm" svg:height="0.594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, z.B. </text:span><text:span text:style-name="T2"><draw:frame draw:style-name="fr1" draw:name="Objekt5" text:anchor-type="as-char" svg:y="-0.437cm" svg:width="2.057cm" svg:height="0.591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9"><text:span text:style-name="T2"><text:s/><text:tab/></text:span><text:span text:style-name="T2"><draw:frame draw:style-name="fr1" draw:name="Objekt6" text:anchor-type="as-char" svg:y="-0.439cm" svg:width="1.683cm" svg:height="0.594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"/>
      <text:p text:style-name="P2"><text:span text:style-name="T3">2. <text:tab/></text:span><text:span text:style-name="T15">nein</text:span><text:span text:style-name="T3">, </text:span><text:span text:style-name="T3"><draw:frame draw:style-name="fr1" draw:name="Objekt7" text:anchor-type="as-char" svg:y="-0.409cm" svg:width="4.046cm" svg:height="0.563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"><text:span text:style-name="T3"><text:s/><text:tab/></text:span><text:span text:style-name="T15">ja</text:span><text:span text:style-name="T3">, </text:span><text:span text:style-name="T3"><draw:frame draw:style-name="fr1" draw:name="Objekt8" text:anchor-type="as-char" svg:y="-0.409cm" svg:width="2.545cm" svg:height="0.563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, weil </text:span><text:span text:style-name="T3"><draw:frame draw:style-name="fr1" draw:name="Objekt9" text:anchor-type="as-char" svg:y="-0.409cm" svg:width="1.561cm" svg:height="0.563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"><text:span text:style-name="T3"><text:s/><text:tab/></text:span><text:span text:style-name="T15">nein</text:span><text:span text:style-name="T3">, </text:span><text:span text:style-name="T3"><draw:frame draw:style-name="fr1" draw:name="Objekt10" text:anchor-type="as-char" svg:y="-0.409cm" svg:width="3.455cm" svg:height="0.563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">, weil </text:span><text:span text:style-name="T3"><draw:frame draw:style-name="fr1" draw:name="Objekt11" text:anchor-type="as-char" svg:y="-0.409cm" svg:width="1.625cm" svg:height="0.563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"/>
      <text:p text:style-name="P3"/>
      <text:p text:style-name="P3"/>
      <text:p text:style-name="P22">Aufgabe 2</text:p>
      <text:p text:style-name="P4"/>
      <text:p text:style-name="P9"><text:span text:style-name="T5">1. mathematische Beschreibung der beiden Graphen:</text:span> </text:p>
      <text:p text:style-name="P4"><draw:frame draw:style-name="fr1" draw:name="Objekt12" text:anchor-type="as-char" svg:y="-0.377cm" svg:width="13.69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4"/>
      <text:p text:style-name="P4"><draw:frame draw:style-name="fr1" draw:name="Objekt13" text:anchor-type="as-char" svg:y="-0.586cm" svg:width="9.86cm" svg:height="1.085cm" draw:z-index="12"><draw:object xlink:href="./Object 13" xlink:type="simple" xlink:show="embed" xlink:actuate="onLoad"/><draw:image xlink:href="./ObjectReplacements/Object 13" xlink:type="simple" xlink:show="embed" xlink:actuate="onLoad"/><svg:desc>Formel</svg:desc></draw:frame></text:p>
      <text:p text:style-name="P4"/>
      <text:p text:style-name="P4"/>
      <text:p text:style-name="P17">Welchen Unterschied macht es hier, ob ein Graph gerichtet oder ungerichtet ist?</text:p>
      <text:list xml:id="list1480849188299474627" text:style-name="L1">
        <text:list-item>
          <text:p text:style-name="P24">gerichteter Graph: </text:p>
        </text:list-item>
      </text:list>
      <text:p text:style-name="P6"><text:s/><text:tab/><text:span text:style-name="T12">Die Kantenmenge</text:span><draw:frame draw:style-name="fr1" draw:name="Objekt14" text:anchor-type="as-char" svg:y="-0.377cm" svg:width="2.815cm" svg:height="0.531cm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4">ist eine Menge von 2-</text:span><text:span text:style-name="T14">Tupel</text:span><text:span text:style-name="T4">. </text:span></text:p>
      <text:p text:style-name="P9"><text:s/><text:tab/>Eine <text:span text:style-name="T13">Schleife</text:span>, d.h. eine Kante zwischen einem Knoten und sich selbst, ist <text:span text:style-name="T13">möglich</text:span>. </text:p>
      <text:p text:style-name="P5"/>
      <text:list xml:id="list6250629189760687813" text:style-name="L2">
        <text:list-item>
          <text:p text:style-name="P25">ungerichteter Graph: </text:p>
        </text:list-item>
      </text:list>
      <text:p text:style-name="P6"><text:s/><text:tab/><text:span text:style-name="T12">Die Kantenmenge</text:span><draw:frame draw:style-name="fr1" draw:name="Objekt15" text:anchor-type="as-char" svg:y="-0.377cm" svg:width="7.004cm" svg:height="0.533cm" draw:z-index="14"><draw:object xlink:href="./Object 15" xlink:type="simple" xlink:show="embed" xlink:actuate="onLoad"/><draw:image xlink:href="./ObjectReplacements/Object 15" xlink:type="simple" xlink:show="embed" xlink:actuate="onLoad"/></draw:frame><text:line-break/> <text:tab/> <text:span text:style-name="T4">ist eine Menge von 2-elementigen </text:span><text:span text:style-name="T14">Teilmengen</text:span><text:span text:style-name="T4">. </text:span></text:p>
      <text:p text:style-name="P9"><text:s/><text:tab/>Eine <text:span text:style-name="T13">Schleife</text:span> ist <text:span text:style-name="T13">nicht möglich</text:span>. </text:p>
      <text:p text:style-name="P5"/>
      <text:p text:style-name="P5"/>
      <text:p text:style-name="P18">2. Bestimmung des Grades von G<text:span text:style-name="T6">1</text:span>:</text:p>
      <text:p text:style-name="P18"/>
      <text:p text:style-name="P11"><draw:frame draw:style-name="fr1" draw:name="Objekt16" text:anchor-type="as-char" svg:y="-0.561cm" svg:width="7.343cm" svg:height="1.035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7"/>
      <text:p text:style-name="P7"/>
      <text:p text:style-name="P12">3. Der Grad eines ungerichteten Graphen kann nur gerade sein, <text:line-break/>weil der Grad die <text:span text:style-name="T13">doppelte</text:span> Anzahl der Kanten des Graphen ist. <text:span text:style-name="T16">Denn jede Kante wird in jeweils genau 2 Knoten gezählt. </text:span></text:p>
      <text:p text:style-name="P5"/>
      <text:p text:style-name="P5"/>
      <text:p text:style-name="P26">Aufgabe 3</text:p>
      <text:p text:style-name="P5"/>
      <text:p text:style-name="P13">Programm enthält rekursive Funktion calc_Bmn, die von 2 Parametern abhängt und 1 Lösung zurückgibt. </text:p>
      <text:p text:style-name="P14"/>
      <text:p text:style-name="P14">Programm berechneAmn </text:p>
      <text:p text:style-name="P14"><text:s/><text:tab/>Lese Parameter m und n</text:p>
      <text:p text:style-name="P14"><text:s/><text:tab/>Berechne Funktion calc_Bmn(m, n)</text:p>
      <text:p text:style-name="P14"><text:s/><text:tab/>Gebe das Ergebnis der Berechnung aus. </text:p>
      <text:p text:style-name="P14"><text:s/><text:tab/>Beende das Programm</text:p>
      <text:p text:style-name="P14"><text:s/><text:tab/></text:p>
      <text:p text:style-name="P14"><text:s/><text:tab/>Funktion calc_Bmn(m, n): </text:p>
      <text:p text:style-name="P14"><text:s/><text:tab/> <text:tab/>Wenn m = 0, dann antworte mit n+1. </text:p>
      <text:p text:style-name="P14"><text:s/><text:tab/> <text:tab/>Ansonsten, wenn n = 0, dann </text:p>
      <text:p text:style-name="P14"><text:s/><text:tab/> <text:tab/> <text:tab/>berechne Funktion calc_Bmn(m – 1, n) und antworte mit dem Ergebnis. </text:p>
      <text:p text:style-name="P14"><text:s/><text:tab/> <text:tab/>Ansonsten </text:p>
      <text:p text:style-name="P14"><text:s/><text:tab/> <text:tab/> <text:tab/>berechne Funktion calc_Bmn(m, n – 1). </text:p>
      <text:p text:style-name="P14"><text:s/><text:tab/> <text:tab/> <text:tab/>berechne Funktion calc_Bmn(m – 1, das Ergebnis von obiger Zeile) </text:p>
      <text:p text:style-name="P14"><text:s/><text:tab/> <text:tab/> <text:tab/>und antworte mit dem Ergebnis. </text:p>
      <text:p text:style-name="P14"><text:s/><text:tab/>Ende der Funktion</text:p>
      <text:p text:style-name="P8"/>
      <text:p text:style-name="P14">Ende des Programm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pan text:style-name="T7">Aufgabe </text:span><text:span text:style-name="T8">4</text:span></text:p>
      <text:p text:style-name="P13"/>
      <text:p text:style-name="P16">Berechnungen<text:span text:style-name="T9"> in UPN sind in rot</text:span> dargestellt, <text:span text:style-name="T11">normale Berechnungen in blau</text:span>.</text:p>
      <text:p text:style-name="P13"/>
      <text:p text:style-name="P15">1a) <text:span text:style-name="T9">1 2 + 3 +</text:span> = <text:span text:style-name="T9">3 3 +</text:span> = <text:span text:style-name="T13">6</text:span> </text:p>
      <text:p text:style-name="P15">b) <text:span text:style-name="T9">2 3 x 4 x</text:span> = <text:span text:style-name="T9">6 4 x</text:span> = <text:span text:style-name="T13">24</text:span> </text:p>
      <text:p text:style-name="P15">c) <text:span text:style-name="T9">9 3 7 x 5 x +</text:span> = <text:span text:style-name="T9">9 21 5 x +</text:span> = <text:span text:style-name="T9">9 105 +</text:span> = <text:span text:style-name="T13">114</text:span><text:span text:style-name="T17"> </text:span></text:p>
      <text:p text:style-name="P15">d) <text:span text:style-name="T9">5 7 8 + x</text:span> = <text:span text:style-name="T9">5 15 x</text:span> = <text:span text:style-name="T13">75</text:span> </text:p>
      <text:p text:style-name="P15">e) <text:span text:style-name="T9">5 7 8 x +</text:span> = <text:span text:style-name="T9">5 56 +</text:span> = <text:span text:style-name="T13">61</text:span> </text:p>
      <text:p text:style-name="P15"/>
      <text:p text:style-name="P15">2a) <text:span text:style-name="T11">1 + 2 + 3 </text:span>= <text:span text:style-name="T10">1 2 + 3 +</text:span><text:span text:style-name="T9"> </text:span></text:p>
      <text:p text:style-name="P15">b) <text:span text:style-name="T11">5 + 3 x (2 + 2)</text:span> =<text:span text:style-name="T9"> </text:span><text:span text:style-name="T10">5 3 2 2 + x +</text:span><text:span text:style-name="T9"> </text:span></text:p>
      <text:p text:style-name="P15">c) <text:span text:style-name="T11">5 x (2 + 2) x (1 + 2) </text:span>= <text:span text:style-name="T10">5 2 2 + x 1 2 + x</text:span><text:span text:style-name="T9"> </text:span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08:04.466000000</meta:creation-date>
    <dc:date>2018-04-05T21:21:59.265000000</dc:date>
    <meta:editing-duration>PT3H19M48S</meta:editing-duration>
    <meta:editing-cycles>15</meta:editing-cycles>
    <meta:generator>LibreOffice/5.0.5.2$Windows_x86 LibreOffice_project/55b006a02d247b5f7215fc6ea0fde844b30035b3</meta:generator>
    <meta:document-statistic meta:table-count="0" meta:image-count="0" meta:object-count="16" meta:page-count="2" meta:paragraph-count="51" meta:word-count="330" meta:character-count="1674" meta:non-whitespace-character-count="1283"/>
  </office:meta>
</office:document-meta>
</file>

<file path=Object 1/content.xml><?xml version="1.0" encoding="utf-8"?>
<math xmlns="http://www.w3.org/1998/Math/MathML" display="block">
  <semantics>
    <mrow>
      <msub>
        <mi>L</mi>
        <mn>0</mn>
      </msub>
      <mrow>
        <mi mathvariant="normal">:</mi>
        <mo stretchy="false">=</mo>
        <mo stretchy="false">{</mo>
      </mrow>
      <mi>a</mi>
      <mi>,</mi>
      <mi>b</mi>
      <mi>,</mi>
      <mi>c</mi>
      <mo stretchy="false">}</mo>
      <mi>,</mi>
      <mspace width="2em"/>
      <msub>
        <mi>L</mi>
        <mn>1</mn>
      </msub>
      <mrow>
        <mi mathvariant="normal">:</mi>
        <mo stretchy="false">=</mo>
        <mo stretchy="false">{</mo>
      </mrow>
      <mn>00,</mn>
      <mn>11</mn>
      <mo stretchy="false">}</mo>
      <mi>,</mi>
      <mspace width="2em"/>
      <msub>
        <mi>L</mi>
        <mn>2</mn>
      </msub>
      <mrow>
        <mi mathvariant="normal">:</mi>
        <mo stretchy="false">=</mo>
        <mo stretchy="false">{</mo>
      </mrow>
      <mn>0</mn>
      <msup>
        <mo stretchy="false">}</mo>
        <mi mathvariant="normal">✳</mi>
      </msup>
      <mi>,</mi>
      <mspace width="2em"/>
      <msub>
        <mi>L</mi>
        <mn>3</mn>
      </msub>
      <mrow>
        <mi mathvariant="normal">:</mi>
        <mo stretchy="false">=</mo>
        <mo stretchy="false">{</mo>
      </mrow>
      <mn>1</mn>
      <msup>
        <mo stretchy="false">}</mo>
        <mi mathvariant="normal">✳</mi>
      </msup>
    </mrow>
    <annotation encoding="StarMath 5.0">L_0 := \{ a, b, c\}, ~ L_1 := \{ 00, 11 \}, ~ L_2 := \{ 0 \}^{ %Ux2733  }, ~ L_3 := \{ 1 \}^{ %Ux2733 } </annotation>
  </semantics>
</math>
</file>

<file path=Object 10/content.xml><?xml version="1.0" encoding="utf-8"?>
<math xmlns="http://www.w3.org/1998/Math/MathML" display="block">
  <semantics>
    <mrow>
      <msub>
        <mi>L</mi>
        <mn>1</mn>
      </msub>
      <mrow>
        <mspace width="0.5em"/>
        <mo stretchy="false">∩</mo>
        <mspace width="0.5em"/>
      </mrow>
      <mrow>
        <msubsup>
          <mi>L</mi>
          <mn>1</mn>
          <mi mathvariant="normal">✳</mi>
        </msubsup>
        <mo stretchy="false">=</mo>
        <msub>
          <mi>L</mi>
          <mn>1</mn>
        </msub>
      </mrow>
      <mrow>
        <mspace width="2em"/>
        <mo stretchy="false">≠</mo>
        <mspace width="2em"/>
      </mrow>
      <msubsup>
        <mi>L</mi>
        <mn>1</mn>
        <mi mathvariant="normal">✳</mi>
      </msubsup>
    </mrow>
    <annotation encoding="StarMath 5.0">L_1 ` intersection ` L_1^{ %Ux2733 } = L_1 ~ &lt;&gt; ~ L_1^{ %Ux2733 }</annotation>
  </semantics>
</math>
</file>

<file path=Object 11/content.xml><?xml version="1.0" encoding="utf-8"?>
<math xmlns="http://www.w3.org/1998/Math/MathML" display="block">
  <semantics>
    <mrow>
      <msub>
        <mi>L</mi>
        <mn>1</mn>
      </msub>
      <mspace width="0.5em"/>
      <mi mathvariant="normal">⊊</mi>
      <mspace width="0.5em"/>
      <msubsup>
        <mi>L</mi>
        <mn>1</mn>
        <mi mathvariant="normal">✳</mi>
      </msubsup>
    </mrow>
    <annotation encoding="StarMath 5.0">L_1 ` %Ux228A  ` L_1^{ %Ux2733 }</annotation>
  </semantics>
</math>
</file>

<file path=Object 12/content.xml><?xml version="1.0" encoding="utf-8"?>
<math xmlns="http://www.w3.org/1998/Math/MathML" display="block">
  <semantics>
    <mrow>
      <mrow>
        <msub>
          <mi>G</mi>
          <mn>1</mn>
        </msub>
        <mo stretchy="false">=</mo>
        <mstyle mathvariant="italic">
          <mi mathvariant="italic">Graph</mi>
        </mstyle>
      </mrow>
      <mrow>
        <mo fence="true" stretchy="false">(</mo>
        <mrow>
          <mrow>
            <msub>
              <mi>V</mi>
              <mn>1,</mn>
            </msub>
            <msub>
              <mi>E</mi>
              <mn>1</mn>
            </msub>
          </mrow>
        </mrow>
        <mo fence="true" stretchy="false">)</mo>
      </mrow>
      <mstyle mathvariant="italic">
        <mrow>
          <mspace width="4em"/>
          <mi mathvariant="italic">mit</mi>
          <mspace width="2em"/>
        </mrow>
      </mstyle>
      <msub>
        <mi>V</mi>
        <mn>1</mn>
      </msub>
      <mspace width="0.5em"/>
      <mrow>
        <mi mathvariant="normal">:</mi>
        <mo stretchy="false">=</mo>
        <mspace width="0.5em"/>
      </mrow>
      <mo stretchy="false">{</mo>
      <mn>0,</mn>
      <mspace width="0.5em"/>
      <mn>1,</mn>
      <mspace width="0.5em"/>
      <mn>2,</mn>
      <mspace width="0.5em"/>
      <mn>3</mn>
      <mo stretchy="false">}</mo>
      <mstyle mathvariant="italic">
        <mrow>
          <mspace width="4em"/>
          <mi mathvariant="italic">und</mi>
          <mspace width="4em"/>
        </mrow>
      </mstyle>
      <msub>
        <mi>E</mi>
        <mn>1</mn>
      </msub>
      <mrow>
        <mi mathvariant="normal">:</mi>
        <mo stretchy="false">=</mo>
        <mo stretchy="false">{</mo>
      </mrow>
      <mo stretchy="false">{</mo>
      <mn>0,</mn>
      <mn>3</mn>
      <mo stretchy="false">}</mo>
      <mi>,</mi>
      <mo stretchy="false">{</mo>
      <mn>0,</mn>
      <mn>1</mn>
      <mo stretchy="false">}</mo>
      <mi>,</mi>
      <mo stretchy="false">{</mo>
      <mn>1,</mn>
      <mn>2</mn>
      <mo stretchy="false">}</mo>
      <mo stretchy="false">}</mo>
    </mrow>
    <annotation encoding="StarMath 5.0">G_1 = italic{Graph}( V_1, E_1 ) italic{~ ~ mit ~ } V_1 ` := ` \{ 0, ` 1, ` 2, ` 3 \} italic{ ~ ~ und ~ ~ } E_1 := \{\{0, 3\}, \{0, 1\}, \{1, 2\} \} 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row>
              <msub>
                <mi>G</mi>
                <mn>2</mn>
              </msub>
              <mo stretchy="false">=</mo>
              <mstyle mathvariant="italic">
                <mi mathvariant="italic">Graph</mi>
              </mstyle>
            </mrow>
            <mrow>
              <mo fence="true" stretchy="false">(</mo>
              <mrow>
                <mrow>
                  <msub>
                    <mi>V</mi>
                    <mn>2,</mn>
                  </msub>
                  <msub>
                    <mi>E</mi>
                    <mn>2</mn>
                  </msub>
                </mrow>
              </mrow>
              <mo fence="true" stretchy="false">)</mo>
            </mrow>
            <mstyle mathvariant="italic">
              <mrow>
                <mspace width="4em"/>
                <mi mathvariant="italic">mit</mi>
                <mspace width="2em"/>
              </mrow>
            </mstyle>
            <msub>
              <mi>V</mi>
              <mn>2</mn>
            </msub>
            <mspace width="0.5em"/>
            <mrow>
              <mi mathvariant="normal">:</mi>
              <mo stretchy="false">=</mo>
              <mspace width="0.5em"/>
            </mrow>
            <msub>
              <mi>V</mi>
              <mn>1</mn>
            </msub>
            <mstyle mathvariant="italic">
              <mrow>
                <mspace width="4em"/>
                <mi mathvariant="italic">und</mi>
                <mspace width="4em"/>
              </mrow>
            </mstyle>
          </mrow>
        </mtd>
      </mtr>
      <mtr>
        <mtd>
          <mrow>
            <msub>
              <mi>E</mi>
              <mn>2</mn>
            </msub>
            <mrow>
              <mi mathvariant="normal">:</mi>
              <mo stretchy="false">=</mo>
              <mo stretchy="false">{</mo>
            </mrow>
            <mrow>
              <mo fence="true" stretchy="false">(</mo>
              <mrow>
                <mrow>
                  <mn>0,</mn>
                  <mspace width="0.5em"/>
                  <mn>0</mn>
                </mrow>
              </mrow>
              <mo fence="true" stretchy="false">)</mo>
            </mrow>
            <mi>,</mi>
            <mspace width="0.5em"/>
            <mrow>
              <mo fence="true" stretchy="false">(</mo>
              <mrow>
                <mrow>
                  <mn>1,</mn>
                  <mspace width="0.5em"/>
                  <mn>1</mn>
                </mrow>
              </mrow>
              <mo fence="true" stretchy="false">)</mo>
            </mrow>
            <mi>,</mi>
            <mspace width="0.5em"/>
            <mrow>
              <mo fence="true" stretchy="false">(</mo>
              <mrow>
                <mrow>
                  <mn>0,</mn>
                  <mspace width="0.5em"/>
                  <mn>1</mn>
                </mrow>
              </mrow>
              <mo fence="true" stretchy="false">)</mo>
            </mrow>
            <mi>,</mi>
            <mspace width="0.5em"/>
            <mrow>
              <mo fence="true" stretchy="false">(</mo>
              <mrow>
                <mrow>
                  <mn>1,</mn>
                  <mspace width="0.5em"/>
                  <mn>2</mn>
                </mrow>
              </mrow>
              <mo fence="true" stretchy="false">)</mo>
            </mrow>
            <mi>,</mi>
            <mspace width="0.5em"/>
            <mrow>
              <mo fence="true" stretchy="false">(</mo>
              <mrow>
                <mrow>
                  <mn>2,</mn>
                  <mspace width="0.5em"/>
                  <mn>1</mn>
                </mrow>
              </mrow>
              <mo fence="true" stretchy="false">)</mo>
            </mrow>
            <mi>,</mi>
            <mspace width="0.5em"/>
            <mrow>
              <mo fence="true" stretchy="false">(</mo>
              <mrow>
                <mrow>
                  <mn>0,</mn>
                  <mspace width="0.5em"/>
                  <mn>3</mn>
                </mrow>
              </mrow>
              <mo fence="true" stretchy="false">)</mo>
            </mrow>
            <mi>,</mi>
            <mspace width="0.5em"/>
            <mrow>
              <mo fence="true" stretchy="false">(</mo>
              <mrow>
                <mrow>
                  <mn>3,</mn>
                  <mspace width="0.5em"/>
                  <mn>2</mn>
                </mrow>
              </mrow>
              <mo fence="true" stretchy="false">)</mo>
            </mrow>
            <mo stretchy="false">}</mo>
          </mrow>
        </mtd>
      </mtr>
    </mtable>
    <annotation encoding="StarMath 5.0">alignl {G_2 = italic{Graph}( V_2, E_2 ) italic{~ ~ mit ~ } V_2 ` := ` V_1 italic{ ~ ~ und ~ ~ }} newline 
E_2 := \{(0,`0),`(1,`1),`(0,`1),`(1,`2),`(2,`1),`(0,`3),`(3,`2) \} </annotation>
  </semantics>
</math>
</file>

<file path=Object 14/content.xml><?xml version="1.0" encoding="utf-8"?>
<math xmlns="http://www.w3.org/1998/Math/MathML" display="block">
  <semantics>
    <mrow>
      <msub>
        <mi>E</mi>
        <mn>2</mn>
      </msub>
      <mrow>
        <mspace width="2em"/>
        <mo stretchy="false">⊆</mo>
        <mspace width="2em"/>
      </mrow>
      <msub>
        <mi>V</mi>
        <mn>2</mn>
      </msub>
      <mrow>
        <mspace width="0.5em"/>
        <mo stretchy="false">×</mo>
        <mspace width="0.5em"/>
      </mrow>
      <msub>
        <mi>V</mi>
        <mn>2</mn>
      </msub>
    </mrow>
    <annotation encoding="StarMath 5.0">E_2 ~ subseteq ~ V_2 ` times ` V_2</annotation>
  </semantics>
</math>
</file>

<file path=Object 15/content.xml><?xml version="1.0" encoding="utf-8"?>
<math xmlns="http://www.w3.org/1998/Math/MathML" display="block">
  <semantics>
    <mrow>
      <msub>
        <mi>E</mi>
        <mn>1</mn>
      </msub>
      <mrow>
        <mspace width="2em"/>
        <mo stretchy="false">⊆</mo>
        <mspace width="2em"/>
      </mrow>
      <msub>
        <mi mathvariant="normal">ℜ</mi>
        <mn>2</mn>
      </msub>
      <mrow>
        <mo fence="true" stretchy="false">(</mo>
        <mrow>
          <msub>
            <mi>V</mi>
            <mn>1</mn>
          </msub>
        </mrow>
        <mo fence="true" stretchy="false">)</mo>
      </mrow>
      <mrow>
        <mi mathvariant="normal">:</mi>
        <mo stretchy="false">=</mo>
        <mspace width="0.5em"/>
      </mrow>
      <mo stretchy="false">{</mo>
      <mi>M</mi>
      <mrow>
        <mspace width="0.5em"/>
        <mo stretchy="false">⊆</mo>
        <mspace width="0.5em"/>
      </mrow>
      <msub>
        <mi>V</mi>
        <mn>1</mn>
      </msub>
      <mrow>
        <mspace width="2em"/>
        <mo stretchy="false">∣</mo>
        <mspace width="2em"/>
      </mrow>
      <mrow>
        <mo fence="true" stretchy="true">|</mo>
        <mrow>
          <mrow>
            <mspace width="0.5em"/>
            <mi>M</mi>
            <mspace width="0.5em"/>
          </mrow>
        </mrow>
        <mo fence="true" stretchy="true">|</mo>
      </mrow>
      <mrow>
        <mspace width="0.5em"/>
        <mo stretchy="false">=</mo>
        <mspace width="0.5em"/>
      </mrow>
      <mn>2</mn>
      <mo stretchy="false">}</mo>
    </mrow>
    <annotation encoding="StarMath 5.0">E_1 ~ subseteq ~ Re_2( V_1 ) := ` \{ M ` subseteq ` V_1 ~ divides ~  abs { ` M ` } ` = ` 2 \}</annotation>
  </semantics>
</math>
</file>

<file path=Object 16/content.xml><?xml version="1.0" encoding="utf-8"?>
<math xmlns="http://www.w3.org/1998/Math/MathML" display="block">
  <semantics>
    <mtable>
      <mtr>
        <mtd columnalign="left">
          <mrow>
            <mi mathvariant="italic">deg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 mathvariant="italic">deg</mi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=</mo>
              <mn>2</mn>
            </mrow>
            <mi>;</mi>
            <mspace width="4em"/>
            <mi mathvariant="italic">deg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i mathvariant="italic">deg</mi>
            </mrow>
            <mrow>
              <mrow>
                <mo fence="true" stretchy="false">(</mo>
                <mrow>
                  <mn>3</mn>
                </mrow>
                <mo fence="true" stretchy="false">)</mo>
              </mrow>
              <mo stretchy="false">=</mo>
              <mn>1</mn>
            </mrow>
          </mrow>
        </mtd>
      </mtr>
      <mtr>
        <mtd columnalign="left">
          <mrow>
            <mi mathvariant="italic">deg</mi>
            <mrow>
              <mrow>
                <mo fence="true" stretchy="false">(</mo>
                <mrow>
                  <msub>
                    <mi>G</mi>
                    <mn>1</mn>
                  </msub>
                </mrow>
                <mo fence="true" stretchy="false">)</mo>
              </mrow>
              <mo stretchy="false">=</mo>
              <mrow>
                <mn>2</mn>
                <mo stretchy="false">+</mo>
                <mn>2</mn>
                <mo stretchy="false">+</mo>
                <mn>1</mn>
                <mo stretchy="false">+</mo>
                <mn>1</mn>
              </mrow>
              <mo stretchy="false">=</mo>
              <mstyle mathvariant="bold">
                <mn>6</mn>
              </mstyle>
            </mrow>
          </mrow>
        </mtd>
      </mtr>
    </mtable>
    <annotation encoding="StarMath 5.0">alignl
deg( 0 ) = deg( 1 ) = 2; ~ ~ deg( 2 ) = deg( 3 ) = 1 newline
alignl 
deg( G_1 ) = 2+2+1+1 = bold 6
</annotation>
  </semantics>
</math>
</file>

<file path=Object 2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subsup>
              <mi>L</mi>
              <mn>0</mn>
              <mn>2</mn>
            </msubsup>
            <mspace width="0.5em"/>
          </mrow>
        </mrow>
        <mo fence="true" stretchy="true">|</mo>
      </mrow>
      <mo stretchy="false">=</mo>
      <msup>
        <mn>3</mn>
        <mn>2</mn>
      </msup>
      <mo stretchy="false">=</mo>
      <mstyle mathvariant="bold">
        <mn>9</mn>
      </mstyle>
    </mrow>
    <annotation encoding="StarMath 5.0">abs{`L_0^2 `} = 3^2 = bold 9</annotation>
  </semantics>
</math>
</file>

<file path=Object 3/content.xml><?xml version="1.0" encoding="utf-8"?>
<math xmlns="http://www.w3.org/1998/Math/MathML" display="block">
  <semantics>
    <mrow>
      <mi mathvariant="italic">bb</mi>
      <mrow>
        <mspace width="0.5em"/>
        <mo stretchy="false">∈</mo>
        <mspace width="0.5em"/>
      </mrow>
      <msubsup>
        <mi>L</mi>
        <mn>0</mn>
        <mn>2</mn>
      </msubsup>
    </mrow>
    <annotation encoding="StarMath 5.0">bb ` in ` L_0^2 </annotation>
  </semantics>
</math>
</file>

<file path=Object 4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subsup>
              <mi>L</mi>
              <mn>0</mn>
              <mn>3</mn>
            </msubsup>
            <mspace width="0.5em"/>
          </mrow>
        </mrow>
        <mo fence="true" stretchy="true">|</mo>
      </mrow>
      <mo stretchy="false">=</mo>
      <msup>
        <mn>3</mn>
        <mn>3</mn>
      </msup>
      <mo stretchy="false">=</mo>
      <mstyle mathvariant="bold">
        <mn>27</mn>
      </mstyle>
    </mrow>
    <annotation encoding="StarMath 5.0">abs{` L_0^3 `} = 3^3 = bold 27</annotation>
  </semantics>
</math>
</file>

<file path=Object 5/content.xml><?xml version="1.0" encoding="utf-8"?>
<math xmlns="http://www.w3.org/1998/Math/MathML" display="block">
  <semantics>
    <mrow>
      <mi mathvariant="italic">bbc</mi>
      <mrow>
        <mspace width="2em"/>
        <mo stretchy="false">∈</mo>
        <mspace width="2em"/>
      </mrow>
      <msubsup>
        <mi>L</mi>
        <mn>0</mn>
        <mn>3</mn>
      </msubsup>
    </mrow>
    <annotation encoding="StarMath 5.0">bbc ~ in ~ L_0^3</annotation>
  </semantics>
</math>
</file>

<file path=Object 6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subsup>
              <mi>L</mi>
              <mn>0</mn>
              <mi>n</mi>
            </msubsup>
            <mspace width="0.5em"/>
          </mrow>
        </mrow>
        <mo fence="true" stretchy="true">|</mo>
      </mrow>
      <mo stretchy="false">=</mo>
      <mstyle mathvariant="bold">
        <msup>
          <mn>3</mn>
          <mi>n</mi>
        </msup>
      </mstyle>
    </mrow>
    <annotation encoding="StarMath 5.0">abs{` L_0^n `} = bold{3^n}</annotation>
  </semantics>
</math>
</file>

<file path=Object 7/content.xml><?xml version="1.0" encoding="utf-8"?>
<math xmlns="http://www.w3.org/1998/Math/MathML" display="block">
  <semantics>
    <mrow>
      <msubsup>
        <mi>L</mi>
        <mn>0</mn>
        <mi mathvariant="normal">✳</mi>
      </msubsup>
      <mrow>
        <mspace width="2em"/>
        <mo stretchy="false">∩</mo>
        <mspace width="2em"/>
      </mrow>
      <msubsup>
        <mi>L</mi>
        <mn>1</mn>
        <mi mathvariant="normal">✳</mi>
      </msubsup>
      <mrow>
        <mspace width="2em"/>
        <mo stretchy="false">=</mo>
        <mo stretchy="false">{</mo>
      </mrow>
      <mi mathvariant="normal">ε</mi>
      <mo stretchy="false">}</mo>
      <mrow>
        <mspace width="2em"/>
        <mo stretchy="false">≠</mo>
        <mspace width="2em"/>
      </mrow>
      <mi mathvariant="normal">∅</mi>
    </mrow>
    <annotation encoding="StarMath 5.0">L_0^ {%Ux2733} ~ intersection ~ L_1^ {%Ux2733} ~ = \{ %varepsilon \} ~ &lt;&gt; ~ emptyset </annotation>
  </semantics>
</math>
</file>

<file path=Object 8/content.xml><?xml version="1.0" encoding="utf-8"?>
<math xmlns="http://www.w3.org/1998/Math/MathML" display="block">
  <semantics>
    <mrow>
      <mi mathvariant="normal">ε</mi>
      <mrow>
        <mspace width="0.5em"/>
        <mo stretchy="false">∈</mo>
        <mspace width="2em"/>
      </mrow>
      <msubsup>
        <mi>L</mi>
        <mn>1</mn>
        <mi mathvariant="normal">✳</mi>
      </msubsup>
      <mrow>
        <mspace width="0.5em"/>
        <mo stretchy="false">∩</mo>
        <mspace width="2em"/>
      </mrow>
      <msub>
        <mi>L</mi>
        <mn>2</mn>
      </msub>
    </mrow>
    <annotation encoding="StarMath 5.0">%varepsilon ` in ~ L_1^{ %Ux2733  } ` intersection ~ L_2</annotation>
  </semantics>
</math>
</file>

<file path=Object 9/content.xml><?xml version="1.0" encoding="utf-8"?>
<math xmlns="http://www.w3.org/1998/Math/MathML" display="block">
  <semantics>
    <mrow>
      <mi mathvariant="normal">ε</mi>
      <mrow>
        <mspace width="0.5em"/>
        <mo stretchy="false">∈</mo>
        <mrow>
          <mspace width="2em"/>
          <msubsup>
            <mi>L</mi>
            <mn>1</mn>
            <mi mathvariant="normal">✳</mi>
          </msubsup>
        </mrow>
      </mrow>
    </mrow>
    <annotation encoding="StarMath 5.0">%varepsilon ` in { ~ L_1^{ %Ux2733 } }</annotation>
  </semantics>
</math>
</file>